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91e6" officeooo:paragraph-rsid="000691e6"/>
    </style:style>
    <style:style style:name="P2" style:family="paragraph" style:parent-style-name="Heading_20_1">
      <style:text-properties officeooo:rsid="000691e6" officeooo:paragraph-rsid="000691e6"/>
    </style:style>
    <style:style style:name="P3" style:family="paragraph" style:parent-style-name="Text_20_body">
      <style:text-properties officeooo:rsid="000691e6" officeooo:paragraph-rsid="000691e6"/>
    </style:style>
    <style:style style:name="P4" style:family="paragraph" style:parent-style-name="Text_20_body">
      <style:text-properties officeooo:rsid="0006f9df" officeooo:paragraph-rsid="0006f9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ma 5 del 2</text:p>
      <text:h text:style-name="P2" text:outline-level="1">Opgave 1</text:h>
      <text:p text:style-name="P1">Her ser det ud til at botten prøver at forbinde til en masse host.</text:p>
      <text:p text:style-name="P1">Den starter ud med at forbinde til to IRC servere.</text:p>
      <text:p text:style-name="P4">Det kan være at det er sådan at den henter nye instructioner.</text:p>
      <text:p text:style-name="P4"/>
      <text:p text:style-name="P4">Ud over dette ser den ud til at lede efter hosts. Her pinger den port 139 hvilket tilhører windows NetBIOS. Det kan derfor tyde på at den prøver at finde computere med windows NetBIOS som den kan exploit.</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31T15:10:04.570783715</meta:creation-date>
    <dc:date>2020-05-31T19:41:35.793025102</dc:date>
    <meta:editing-duration>PT8M25S</meta:editing-duration>
    <meta:editing-cycles>2</meta:editing-cycles>
    <meta:generator>LibreOffice/6.4.4.2$Linux_X86_64 LibreOffice_project/40$Build-2</meta:generator>
    <meta:document-statistic meta:table-count="0" meta:image-count="0" meta:object-count="0" meta:page-count="1" meta:paragraph-count="6" meta:word-count="80" meta:character-count="401" meta:non-whitespace-character-count="327"/>
  </office:meta>
</office:document-meta>
</file>